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1.13cm" table:align="left"/>
    </style:style>
    <style:style style:name="Table1.A" style:family="table-column">
      <style:table-column-properties style:column-width="7.35cm"/>
    </style:style>
    <style:style style:name="Table1.B" style:family="table-column">
      <style:table-column-properties style:column-width="0.781cm"/>
    </style:style>
    <style:style style:name="Table1.C" style:family="table-column">
      <style:table-column-properties style:column-width="2.727cm"/>
    </style:style>
    <style:style style:name="Table1.D" style:family="table-column">
      <style:table-column-properties style:column-width="0.272cm"/>
    </style:style>
    <style:style style:name="Table1.A1" style:family="table-cell">
      <style:table-cell-properties style:vertical-align="middle" fo:padding="0.049cm" fo:border="none"/>
    </style:style>
    <style:style style:name="Table1.D2" style:family="table-cell">
      <style:table-cell-properties fo:padding="0.049cm" fo:border="none"/>
    </style:style>
    <style:style style:name="Table1.D4" style:family="table-cell">
      <style:table-cell-properties fo:padding="0.049cm" fo:border="none"/>
    </style:style>
    <style:style style:name="Table1.D6" style:family="table-cell">
      <style:table-cell-properties fo:padding="0.049cm" fo:border="none"/>
    </style:style>
    <style:style style:name="Table1.D8" style:family="table-cell">
      <style:table-cell-properties fo:padding="0.049cm" fo:border="none"/>
    </style:style>
    <style:style style:name="P1" style:family="paragraph" style:parent-style-name="Heading_20_4">
      <style:paragraph-properties fo:margin-top="0cm" fo:margin-bottom="0.499cm"/>
    </style:style>
    <style:style style:name="P2" style:family="paragraph" style:parent-style-name="Text_20_body">
      <style:paragraph-properties fo:margin-top="0cm" fo:margin-bottom="0.499cm"/>
    </style:style>
    <style:style style:name="P3" style:family="paragraph" style:parent-style-name="Heading_20_3">
      <style:paragraph-properties fo:margin-top="0cm" fo:margin-bottom="0.499cm"/>
    </style:style>
    <style:style style:name="P4" style:family="paragraph" style:parent-style-name="Preformatted_20_Text">
      <style:paragraph-properties fo:margin-top="0cm" fo:margin-bottom="0.499cm"/>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able_20_Contents">
      <style:text-properties fo:font-size="2pt" style:font-size-asian="2pt" style:font-size-complex="2pt"/>
    </style:style>
    <style:style style:name="P9" style:family="paragraph" style:parent-style-name="Heading_20_3">
      <style:paragraph-properties fo:text-align="start" style:justify-single-word="false"/>
    </style:style>
    <style:style style:name="P10" style:family="paragraph" style:parent-style-name="Preformatted_20_Text">
      <style:paragraph-properties fo:text-align="start" style:justify-single-word="false"/>
    </style:style>
    <style:style style:name="P11" style:family="paragraph" style:parent-style-name="Standard">
      <style:paragraph-properties fo:text-align="start" style:justify-single-word="false"/>
    </style:style>
    <style:style style:name="P12" style:family="paragraph" style:parent-style-name="Standard" style:list-style-name="L1">
      <style:paragraph-properties fo:text-align="start" style:justify-single-word="false"/>
    </style:style>
    <style:style style:name="T1"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5">Constructors destructors in C++</text:p>
      <text:p text:style-name="P6"/>
      <text:p text:style-name="P6">Understanding Constructors :</text:p>
      <text:p text:style-name="P6"/>
      <text:p text:style-name="P6">When an object of class is created using new operator a constructor is called automatically.</text:p>
      <text:p text:style-name="P6"/>
      <text:p text:style-name="P6">Below are few usage of constructor :</text:p>
      <text:p text:style-name="P6">Constructor are used to initialise the member variables of classes.</text:p>
      <text:p text:style-name="P6">Constructor are used to initialise the pointer members of the classes.</text:p>
      <text:p text:style-name="P6">Constructors are used allocate memory to class pointer members.</text:p>
      <text:p text:style-name="P6">Members of class within constructor can be accessed using THIS pointer.</text:p>
      <text:p text:style-name="P6">Overloading of constructor is possible.</text:p>
      <text:p text:style-name="P6"/>
      <text:p text:style-name="P7">Note : Constructor has the name of Class.</text:p>
      <text:p text:style-name="P6"/>
      <text:p text:style-name="P6">Types of Constructor :</text:p>
      <text:p text:style-name="P6"/>
      <text:p text:style-name="P6">Default Constructor.</text:p>
      <text:p text:style-name="P6">Parametrised constructors</text:p>
      <text:p text:style-name="P6">Copy Constructor and Assignment operator.</text:p>
      <text:p text:style-name="P6"/>
      <text:p text:style-name="P6"/>
      <text:p text:style-name="P6">Limitations of constructor :</text:p>
      <text:p text:style-name="P6">They cannot return information.</text:p>
      <text:p text:style-name="P6">They cannot be called explicitly.</text:p>
      <text:p text:style-name="P6">We cannot declare the constructor in private section</text:p>
      <text:p text:style-name="P6"/>
      <text:p text:style-name="P6"/>
      <text:p text:style-name="P6"/>
      <text:p text:style-name="P6">Understanding default Constructors :</text:p>
      <text:p text:style-name="P6"/>
      <text:p text:style-name="P6">Reference Link :</text:p>
      <text:p text:style-name="P6"><text:a xlink:type="simple" xlink:href="http://en.cppreference.com/w/cpp/language/default_constructor">http://en.cppreference.com/w/cpp/language/default_constructor</text:a></text:p>
      <text:p text:style-name="P6"/>
      <text:p text:style-name="P6">default constructor is called when there is no programmer defined constructor.</text:p>
      <text:p text:style-name="P6">Constructor is called with no argumets.</text:p>
      <text:p text:style-name="P6"/>
      <text:p text:style-name="P6">Syntax :</text:p>
      <text:p text:style-name="P6"/>
      <text:h text:style-name="P9" text:outline-level="3"><text:bookmark text:name="Syntax"/>Syntax</text:h>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8"/>
          </table:table-cell>
          <table:covered-table-cell/>
          <table:covered-table-cell/>
          <table:covered-table-cell/>
        </table:table-row>
        <table:table-row>
          <table:table-cell table:style-name="Table1.A1" office:value-type="string">
            <text:p text:style-name="Table_20_Contents"><text:span text:style-name="Source_20_Text"><text:span text:style-name="T1">ClassName</text:span></text:span> <text:span text:style-name="Source_20_Text"><text:span text:style-name="T1">(</text:span></text:span> <text:span text:style-name="Source_20_Text"><text:span text:style-name="T1">)</text:span></text:span> <text:span text:style-name="Source_20_Text"><text:span text:style-name="T1">;</text:span></text:span> </text:p>
          </table:table-cell>
          <table:table-cell table:style-name="Table1.A1" office:value-type="string">
            <text:p text:style-name="Table_20_Contents">(1) </text:p>
          </table:table-cell>
          <table:table-cell table:style-name="Table1.A1" office:value-type="string">
            <text:p text:style-name="P8"/>
          </table:table-cell>
          <table:table-cell table:style-name="Table1.D2" office:value-type="string">
            <text:p text:style-name="P8"/>
          </table:table-cell>
        </table:table-row>
        <table:table-row>
          <table:table-cell table:style-name="Table1.A1" table:number-columns-spanned="4" office:value-type="string">
            <text:p text:style-name="P8"/>
          </table:table-cell>
          <table:covered-table-cell/>
          <table:covered-table-cell/>
          <table:covered-table-cell/>
        </table:table-row>
        <table:table-row>
          <table:table-cell table:style-name="Table1.A1" office:value-type="string">
            <text:p text:style-name="Table_20_Contents"><text:span text:style-name="Source_20_Text"><text:span text:style-name="T1">ClassName</text:span></text:span> <text:span text:style-name="Source_20_Text"><text:span text:style-name="T1">::</text:span></text:span> <text:span text:style-name="Source_20_Text"><text:span text:style-name="T1">ClassName</text:span></text:span> <text:span text:style-name="Source_20_Text"><text:span text:style-name="T1">(</text:span></text:span> <text:span text:style-name="Source_20_Text"><text:span text:style-name="T1">)</text:span></text:span> body </text:p>
          </table:table-cell>
          <table:table-cell table:style-name="Table1.A1" office:value-type="string">
            <text:p text:style-name="Table_20_Contents">(2) </text:p>
          </table:table-cell>
          <table:table-cell table:style-name="Table1.A1" office:value-type="string">
            <text:p text:style-name="P8"/>
          </table:table-cell>
          <table:table-cell table:style-name="Table1.D4" office:value-type="string">
            <text:p text:style-name="P8"/>
          </table:table-cell>
        </table:table-row>
        <table:table-row>
          <table:table-cell table:style-name="Table1.A1" table:number-columns-spanned="4" office:value-type="string">
            <text:p text:style-name="P8"/>
          </table:table-cell>
          <table:covered-table-cell/>
          <table:covered-table-cell/>
          <table:covered-table-cell/>
        </table:table-row>
        <table:table-row>
          <table:table-cell table:style-name="Table1.A1" office:value-type="string">
            <text:p text:style-name="Table_20_Contents"><text:span text:style-name="Source_20_Text"><text:span text:style-name="T1">ClassName()</text:span></text:span> <text:span text:style-name="Source_20_Text"><text:span text:style-name="T1">=</text:span></text:span> <text:span text:style-name="Source_20_Text"><text:span text:style-name="T1">delete</text:span></text:span> <text:span text:style-name="Source_20_Text"><text:span text:style-name="T1">;</text:span></text:span> </text:p>
          </table:table-cell>
          <table:table-cell table:style-name="Table1.A1" office:value-type="string">
            <text:p text:style-name="Table_20_Contents">(3) </text:p>
          </table:table-cell>
          <table:table-cell table:style-name="Table1.A1" office:value-type="string">
            <text:p text:style-name="Table_20_Contents">(since C++11) </text:p>
          </table:table-cell>
          <table:table-cell table:style-name="Table1.D6" office:value-type="string">
            <text:p text:style-name="P8"/>
          </table:table-cell>
        </table:table-row>
        <table:table-row>
          <table:table-cell table:style-name="Table1.A1" table:number-columns-spanned="4" office:value-type="string">
            <text:p text:style-name="P8"/>
          </table:table-cell>
          <table:covered-table-cell/>
          <table:covered-table-cell/>
          <table:covered-table-cell/>
        </table:table-row>
        <table:table-row>
          <table:table-cell table:style-name="Table1.A1" office:value-type="string">
            <text:p text:style-name="Table_20_Contents"><text:span text:style-name="Source_20_Text"><text:span text:style-name="T1">ClassName()</text:span></text:span> <text:span text:style-name="Source_20_Text"><text:span text:style-name="T1">=</text:span></text:span> <text:span text:style-name="Source_20_Text"><text:span text:style-name="T1">default</text:span></text:span> <text:span text:style-name="Source_20_Text"><text:span text:style-name="T1">;</text:span></text:span> </text:p>
          </table:table-cell>
          <table:table-cell table:style-name="Table1.A1" office:value-type="string">
            <text:p text:style-name="Table_20_Contents">(4) </text:p>
          </table:table-cell>
          <table:table-cell table:style-name="Table1.A1" office:value-type="string">
            <text:p text:style-name="Table_20_Contents">(since C++11)</text:p>
          </table:table-cell>
          <table:table-cell table:style-name="Table1.D8" office:value-type="string">
            <text:p text:style-name="P8"/>
          </table:table-cell>
        </table:table-row>
      </table:table>
      <text:p text:style-name="P6"/>
      <text:p text:style-name="P6"/>
      <text:p text:style-name="P6"><text:soft-page-break/></text:p>
      <text:p text:style-name="P6">Explanation :</text:p>
      <text:p text:style-name="P6"/>
      <text:p text:style-name="P6">explanation for Above table </text:p>
      <text:list xml:id="list1166802580" text:style-name="L1">
        <text:list-item>
          <text:p text:style-name="P12">Declaration of deafault constructor.</text:p>
        </text:list-item>
        <text:list-item>
          <text:p text:style-name="P12">Defination of the constructor outside the class body.</text:p>
        </text:list-item>
        <text:list-item>
          <text:p text:style-name="P12">Inhibiting the automatic generation of default constructor by compiler.</text:p>
        </text:list-item>
        <text:list-item>
          <text:p text:style-name="P12">Explicitly forcing automatic generation of default constructor<text:tab/></text:p>
        </text:list-item>
      </text:list>
      <text:p text:style-name="P6"/>
      <text:p text:style-name="P6">classname is the identifier of the enclosing class.</text:p>
      <text:p text:style-name="P6">Default constructors are called during <text:a xlink:type="simple" xlink:href="http://en.cppreference.com/w/cpp/language/default_initialization">default initializations</text:a> and <text:a xlink:type="simple" xlink:href="http://en.cppreference.com/w/cpp/language/value_initialization">value initializations</text:a>. </text:p>
      <text:p text:style-name="P6"/>
      <text:h text:style-name="P9" text:outline-level="3"><text:bookmark text:name="Implicitly-declared_default_constructor"/>Implicitly-declared default constructor</text:h>
      <text:p text:style-name="Text_20_body">If no user-defined constructors of any kind are provided for a class type (struct, class, or union), the compiler will always declare a default constructor as an <text:span text:style-name="Source_20_Text">inline public</text:span> member of its class. </text:p>
      <text:p text:style-name="P6">If some user-defined constructors are present, the user may still force the automatic generation of a default constructor by the compiler that would be implicitly-declared otherwise with the keyword <text:span text:style-name="Source_20_Text">default</text:span>.</text:p>
      <text:p text:style-name="P6"/>
      <text:h text:style-name="P9" text:outline-level="3"><text:bookmark text:name="Implicitly-defined_default_constructor"/>Implicitly-defined default constructor</text:h>
      <text:p text:style-name="Text_20_body">If the implicitly-declared default constructor is not defined as deleted, it is defined (that is, a function body is generated and compiled) by the compiler, and it has exactly the same effect as a user-defined constructor with empty body and empty initializer list. That is, it calls the default constructors of the bases and of the non-static members of this class. </text:p>
      <text:p text:style-name="P6">If some user-defined constructors are present, the user may still force the automatic generation of a default constructor by the compiler that would be implicitly-declared otherwise with the keyword <text:span text:style-name="Source_20_Text">default</text:span>.</text:p>
      <text:p text:style-name="P6"/>
      <text:p text:style-name="P10"/>
      <text:p text:style-name="P10">Example :</text:p>
      <text:p text:style-name="P10"/>
      <text:p text:style-name="P10">class A</text:p>
      <text:p text:style-name="Preformatted_20_Text">{</text:p>
      <text:p text:style-name="Preformatted_20_Text"><text:s/>/* By default private member of the class */</text:p>
      <text:p text:style-name="Preformatted_20_Text"><text:s/>int x;</text:p>
      <text:p text:style-name="Preformatted_20_Text"><text:s/>public:</text:p>
      <text:p text:style-name="Preformatted_20_Text"><text:s/>A(); <text:s/>/* Default Constructor Declaration : Name is same as the class name */</text:p>
      <text:p text:style-name="P4">};</text:p>
      <text:p text:style-name="P4">Note : Constructor can be defined inside the class as Public member function or outside the class using :: operator.[scope resolution operator]</text:p>
      <text:p text:style-name="P4"/>
      <text:p text:style-name="P4"/>
      <text:p text:style-name="P4"/>
      <text:p text:style-name="P4"/>
      <text:p text:style-name="P4"/>
      <text:p text:style-name="P4"><text:soft-page-break/>class Cube</text:p>
      <text:p text:style-name="Preformatted_20_Text">{</text:p>
      <text:p text:style-name="Preformatted_20_Text">int side;</text:p>
      <text:p text:style-name="Preformatted_20_Text">public:</text:p>
      <text:p text:style-name="Preformatted_20_Text">Cube()</text:p>
      <text:p text:style-name="Preformatted_20_Text"><text:s/>{ <text:s/></text:p>
      <text:p text:style-name="Preformatted_20_Text"><text:s text:c="2"/>side=10;</text:p>
      <text:p text:style-name="Preformatted_20_Text"><text:s/>}</text:p>
      <text:p text:style-name="Preformatted_20_Text">};</text:p>
      <text:p text:style-name="Preformatted_20_Text"/>
      <text:p text:style-name="Preformatted_20_Text">int main()</text:p>
      <text:p text:style-name="Preformatted_20_Text">{</text:p>
      <text:p text:style-name="Preformatted_20_Text">Cube c;</text:p>
      <text:p text:style-name="Preformatted_20_Text">cout &lt;&lt; c.side;</text:p>
      <text:p text:style-name="P4">}</text:p>
      <text:p text:style-name="P4">In this case, as soon as the object is created the constructor is called which initializes its data members.</text:p>
      <text:p text:style-name="P4">A default constructor is so important for initialization of object members, that even if we do not define a constructor explicitly, the compiler will provide a default constructor implicitly.</text:p>
      <text:p text:style-name="P4"/>
      <text:p text:style-name="P4">class Cube</text:p>
      <text:p text:style-name="Preformatted_20_Text">{</text:p>
      <text:p text:style-name="Preformatted_20_Text"><text:s/>int side;</text:p>
      <text:p text:style-name="Preformatted_20_Text">};</text:p>
      <text:p text:style-name="Preformatted_20_Text"/>
      <text:p text:style-name="Preformatted_20_Text">int main()</text:p>
      <text:p text:style-name="Preformatted_20_Text">{</text:p>
      <text:p text:style-name="Preformatted_20_Text"><text:s/>Cube c;</text:p>
      <text:p text:style-name="Preformatted_20_Text"><text:s/>cout &lt;&lt; c.side;</text:p>
      <text:p text:style-name="P4">}</text:p>
      <text:p text:style-name="P4">In this case, default constructor provided by the compiler will be called which will initialize the object data members to default value, that will be 0 in this case.</text:p>
      <text:p text:style-name="P4">Parameterised Constructor :</text:p>
      <text:p text:style-name="P4"/>
      <text:p text:style-name="P4">These are the constructors with parameter. Using this Constructor you can provide different values to data members of different objects, by passing the appropriate values as argument.</text:p>
      <text:p text:style-name="P4"/>
      <text:p text:style-name="P4">class Cube</text:p>
      <text:p text:style-name="Preformatted_20_Text">{</text:p>
      <text:p text:style-name="Preformatted_20_Text"><text:s/>int side;</text:p>
      <text:p text:style-name="Preformatted_20_Text"><text:s/>public:</text:p>
      <text:p text:style-name="Preformatted_20_Text"><text:s/>Cube(int x)</text:p>
      <text:p text:style-name="Preformatted_20_Text"><text:s text:c="2"/>{ <text:s/></text:p>
      <text:p text:style-name="Preformatted_20_Text"><text:soft-page-break/><text:s text:c="3"/>side=x;</text:p>
      <text:p text:style-name="Preformatted_20_Text"><text:s text:c="2"/>}</text:p>
      <text:p text:style-name="Preformatted_20_Text">};</text:p>
      <text:p text:style-name="Preformatted_20_Text"/>
      <text:p text:style-name="Preformatted_20_Text">int main()</text:p>
      <text:p text:style-name="Preformatted_20_Text">{</text:p>
      <text:p text:style-name="Preformatted_20_Text"><text:s/>Cube c1(10);</text:p>
      <text:p text:style-name="Preformatted_20_Text"><text:s/>Cube c2(20);</text:p>
      <text:p text:style-name="Preformatted_20_Text"><text:s/>Cube c3(30);</text:p>
      <text:p text:style-name="Preformatted_20_Text"><text:s/>cout &lt;&lt; c1.side;</text:p>
      <text:p text:style-name="Preformatted_20_Text"><text:s/>cout &lt;&lt; c2.side;</text:p>
      <text:p text:style-name="Preformatted_20_Text"><text:s/>cout &lt;&lt; c3.side;</text:p>
      <text:p text:style-name="P4">}</text:p>
      <text:p text:style-name="P4">By using parameterized construcor in above case, we have initialized 3 objects with user defined values. We can have any number of parameters in a constructor.</text:p>
      <text:p text:style-name="P4">Copy constructor :</text:p>
      <text:p text:style-name="P4">These are special type of Constructors which takes an object as argument, and is used to copy values of data members of one object into other object. We will study copy constructors in detail later. </text:p>
      <text:p text:style-name="P4"/>
      <text:h text:style-name="P3" text:outline-level="3">Constructor Overloading</text:h>
      <text:p text:style-name="Text_20_body">Just like other member functions, constructors can also be overloaded. Infact when you have both default and parameterized constructors defined in your class you are having Overloaded Constructors, one with no parameter and other with parameter.</text:p>
      <text:p text:style-name="Text_20_body">You can have any number of Constructors in a class that differ in parameter list. </text:p>
      <text:p text:style-name="P4">class Student</text:p>
      <text:p text:style-name="Preformatted_20_Text">{</text:p>
      <text:p text:style-name="Preformatted_20_Text"><text:s/>int rollno;</text:p>
      <text:p text:style-name="Preformatted_20_Text"><text:s/>string name;</text:p>
      <text:p text:style-name="Preformatted_20_Text"><text:s/>public:</text:p>
      <text:p text:style-name="Preformatted_20_Text"><text:s/>Student(int x)</text:p>
      <text:p text:style-name="Preformatted_20_Text"><text:s/>{</text:p>
      <text:p text:style-name="Preformatted_20_Text"><text:s text:c="2"/>rollno=x;</text:p>
      <text:p text:style-name="Preformatted_20_Text"><text:s text:c="2"/>name="None";</text:p>
      <text:p text:style-name="Preformatted_20_Text"><text:s/>}</text:p>
      <text:p text:style-name="Preformatted_20_Text"><text:s/>Student(int x, string str)</text:p>
      <text:p text:style-name="Preformatted_20_Text"><text:s/>{</text:p>
      <text:p text:style-name="Preformatted_20_Text"><text:s text:c="2"/>rollno=x ;</text:p>
      <text:p text:style-name="Preformatted_20_Text"><text:s text:c="2"/>name=str ;</text:p>
      <text:p text:style-name="Preformatted_20_Text"><text:s/>}</text:p>
      <text:p text:style-name="Preformatted_20_Text">};</text:p>
      <text:p text:style-name="Preformatted_20_Text"/>
      <text:p text:style-name="Preformatted_20_Text">int main()</text:p>
      <text:p text:style-name="Preformatted_20_Text">{</text:p>
      <text:p text:style-name="Preformatted_20_Text"><text:s/>Student A(10);</text:p>
      <text:p text:style-name="Preformatted_20_Text"><text:s/>Student B(11,"Ram");</text:p>
      <text:p text:style-name="P4">}</text:p>
      <text:p text:style-name="P2">In above case we have defined two constructors with different parameters, hence overloading the constructors.</text:p>
      <text:p text:style-name="Text_20_body"><text:soft-page-break/>One more important thing, if you define any constructor explicitly, then the compiler will not provide default constructor and you will have to define it yourself.</text:p>
      <text:p text:style-name="Text_20_body">In the above case if we write <text:span text:style-name="Source_20_Text">Student S;</text:span> in <text:span text:style-name="T1">main()</text:span>, it will lead to a compile time error, because we haven't defined default constructor, and compiler will not provide its default constructor because we have defined other parameterized constructors.</text:p>
      <text:p text:style-name="P4"/>
      <text:h text:style-name="P3" text:outline-level="3">Destructors</text:h>
      <text:p text:style-name="Text_20_body">Destructor is a special class function which destroys the object as soon as the scope of object ends. The destructor is called automatically by the compiler when the object goes out of scope.</text:p>
      <text:p text:style-name="Text_20_body">The syntax for destructor is same as that for the constructor, the class name is used for the name of destructor, with a <text:span text:style-name="T1">tilde</text:span> <text:span text:style-name="Source_20_Text">~</text:span> sign as prefix to it.</text:p>
      <text:p text:style-name="P4"/>
      <text:p text:style-name="P4">class A</text:p>
      <text:p text:style-name="Preformatted_20_Text">{</text:p>
      <text:p text:style-name="Preformatted_20_Text"><text:s/>public:</text:p>
      <text:p text:style-name="Preformatted_20_Text"><text:s/>~A();</text:p>
      <text:p text:style-name="P4">};</text:p>
      <text:p text:style-name="P4">Destructors will never have any arguments.</text:p>
      <text:p text:style-name="P4"/>
      <text:h text:style-name="P1" text:outline-level="4">Example to see how Constructor and Destructor is called</text:h>
      <text:p text:style-name="P4">class A</text:p>
      <text:p text:style-name="Preformatted_20_Text">{</text:p>
      <text:p text:style-name="Preformatted_20_Text">A()</text:p>
      <text:p text:style-name="Preformatted_20_Text"><text:s/>{</text:p>
      <text:p text:style-name="Preformatted_20_Text"><text:s text:c="2"/>cout &lt;&lt; "Constructor called";</text:p>
      <text:p text:style-name="Preformatted_20_Text"><text:s/>}</text:p>
      <text:p text:style-name="Preformatted_20_Text"/>
      <text:p text:style-name="Preformatted_20_Text">~A()</text:p>
      <text:p text:style-name="Preformatted_20_Text"><text:s/>{</text:p>
      <text:p text:style-name="Preformatted_20_Text"><text:s text:c="2"/>cout &lt;&lt; "Destructor called";</text:p>
      <text:p text:style-name="Preformatted_20_Text"><text:s/>}</text:p>
      <text:p text:style-name="Preformatted_20_Text">};</text:p>
      <text:p text:style-name="Preformatted_20_Text"/>
      <text:p text:style-name="Preformatted_20_Text">int main()</text:p>
      <text:p text:style-name="Preformatted_20_Text">{</text:p>
      <text:p text:style-name="Preformatted_20_Text"><text:s/>A obj1; <text:s text:c="2"/>// Constructor Called</text:p>
      <text:p text:style-name="Preformatted_20_Text"><text:s/>int x=1</text:p>
      <text:p text:style-name="Preformatted_20_Text"><text:s/>if(x)</text:p>
      <text:p text:style-name="Preformatted_20_Text"><text:s text:c="2"/>{</text:p>
      <text:p text:style-name="Preformatted_20_Text"><text:s text:c="3"/>A obj2; <text:s/>// Constructor Called</text:p>
      <text:p text:style-name="Preformatted_20_Text"><text:s text:c="2"/>} <text:s text:c="2"/>// Destructor Called for obj2</text:p>
      <text:p text:style-name="P4">} // <text:s/>Destructor called for obj1</text:p>
      <text:p text:style-name="P4"/>
      <text:p text:style-name="P4"/>
      <text:h text:style-name="P1" text:outline-level="4"><text:soft-page-break/>Single Definition for both Default and Parameterized Constructor</text:h>
      <text:p text:style-name="P4">In this example we will use <text:span text:style-name="T1">default argument</text:span> to have a single definition for both defualt and parameterized constructor.</text:p>
      <text:p text:style-name="P4">class Dual</text:p>
      <text:p text:style-name="Preformatted_20_Text">{</text:p>
      <text:p text:style-name="Preformatted_20_Text"><text:s/>int a;</text:p>
      <text:p text:style-name="Preformatted_20_Text"><text:s/>public:</text:p>
      <text:p text:style-name="Preformatted_20_Text"><text:s/>Dual(int x=0)</text:p>
      <text:p text:style-name="Preformatted_20_Text"><text:s text:c="2"/>{</text:p>
      <text:p text:style-name="Preformatted_20_Text"><text:s text:c="3"/>a=x;</text:p>
      <text:p text:style-name="Preformatted_20_Text"><text:s text:c="2"/>}</text:p>
      <text:p text:style-name="Preformatted_20_Text">};</text:p>
      <text:p text:style-name="Preformatted_20_Text"/>
      <text:p text:style-name="Preformatted_20_Text">int main()</text:p>
      <text:p text:style-name="Preformatted_20_Text">{</text:p>
      <text:p text:style-name="Preformatted_20_Text"><text:s/>Dual obj1;</text:p>
      <text:p text:style-name="Preformatted_20_Text"><text:s/>Dual obj2(10);</text:p>
      <text:p text:style-name="P4">}</text:p>
      <text:p text:style-name="P4">Here, in this program, a single Constructor definition will take care for both these object initializations. We don't need separate default and parameterized constructors.</text:p>
      <text:p text:style-name="P4"/>
      <text:p text:style-name="P4"/>
      <text:p text:style-name="P10"><text:tab/></text:p>
      <text:p text:style-name="Text_20_body"/>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buntu </meta:initial-creator>
    <meta:creation-date>2016-02-24T20:50:04</meta:creation-date>
    <dc:date>2016-02-25T19:31:00</dc:date>
    <dc:creator>ubuntu </dc:creator>
    <meta:editing-duration>PT1H8M</meta:editing-duration>
    <meta:editing-cycles>40</meta:editing-cycles>
    <meta:generator>LibreOffice/3.5$Linux_X86_64 LibreOffice_project/350m1$Build-2</meta:generator>
    <meta:document-statistic meta:table-count="1" meta:image-count="0" meta:object-count="0" meta:page-count="6" meta:paragraph-count="182" meta:word-count="1048" meta:character-count="6533" meta:non-whitespace-character-count="5564"/>
  </office:meta>
</office:document-meta>
</file>